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2" style:family="paragraph" style:parent-style-name="Standard">
      <style:text-properties style:font-name="Calibri Light" fo:font-size="11pt" officeooo:rsid="001bd41b" officeooo:paragraph-rsid="0022bd30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cc558" style:font-size-asian="11pt" style:font-size-complex="11pt"/>
    </style:style>
    <style:style style:name="P4" style:family="paragraph" style:parent-style-name="Standard">
      <style:text-properties style:font-name="Calibri Light" fo:font-size="11pt" officeooo:rsid="00249f33" officeooo:paragraph-rsid="00249f33" style:font-size-asian="11pt" style:font-size-complex="11pt"/>
    </style:style>
    <style:style style:name="P5" style:family="paragraph" style:parent-style-name="Standard">
      <style:text-properties style:font-name="Calibri Light" fo:font-size="11pt" officeooo:rsid="00249f33" officeooo:paragraph-rsid="00261a27" style:font-size-asian="11pt" style:font-size-complex="11pt"/>
    </style:style>
    <style:style style:name="P6" style:family="paragraph" style:parent-style-name="Standard">
      <style:text-properties style:font-name="Calibri Light" fo:font-size="11pt" officeooo:rsid="00261a27" officeooo:paragraph-rsid="00261a2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2pt" fo:font-weight="bold" officeooo:rsid="0019ab4d" officeooo:paragraph-rsid="0019ab4d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249f33" officeooo:paragraph-rsid="00249f33" style:font-size-asian="9pt" style:font-size-complex="9pt"/>
    </style:style>
    <style:style style:name="P1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666666" loext:opacity="100%" style:font-name="Calibri Light" fo:font-size="9pt" officeooo:rsid="0019ab4d" officeooo:paragraph-rsid="001cc558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249f33" style:font-weight-asian="bold" style:font-weight-complex="bold"/>
    </style:style>
    <style:style style:name="T4" style:family="text">
      <style:text-properties fo:font-weight="bold" officeooo:rsid="00261a27" style:font-weight-asian="bold" style:font-weight-complex="bold"/>
    </style:style>
    <style:style style:name="T5" style:family="text">
      <style:text-properties officeooo:rsid="001d973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49f33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f33" style:font-weight-asian="normal" style:font-weight-complex="normal"/>
    </style:style>
    <style:style style:name="T10" style:family="text">
      <style:text-properties fo:font-weight="normal" officeooo:rsid="00261a27" style:font-weight-asian="normal" style:font-weight-complex="normal"/>
    </style:style>
    <style:style style:name="T11" style:family="text">
      <style:text-properties fo:color="#666666" loext:opacity="100%" style:font-name="Calibri Light" fo:font-size="9pt" fo:font-weight="bold" officeooo:rsid="00249f33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Consultas MongoDB</text:p>
      <text:p text:style-name="P1"/>
      <text:p text:style-name="P2">A travé<text:span text:style-name="T5">s </text:span>de Comp<text:span text:style-name="T5">ass</text:span> de MongoDB, accede al archivo <text:span text:style-name="T6">users_1.7m </text:span><text:span text:style-name="T7">y realiza las siguientes busquedas.</text:span></text:p>
      <text:p text:style-name="P1"/>
      <text:p text:style-name="P3"><text:span text:style-name="T1">Ejercicio </text:span><text:span text:style-name="T2">1</text:span><text:span text:style-name="T1">.- </text:span><text:span text:style-name="T9">Busca los usuarios con una edad entre 80 y 90 años (ambos no incluidos).</text:span></text:p>
      <text:p text:style-name="P15"><text:span text:style-name="T3"/></text:p>
      <text:p text:style-name="P4"><text:span text:style-name="T1">Ejercicio 2.-</text:span> Busca los usuarios con un nombre que comience por una vocal.</text:p>
      <text:p text:style-name="P9"/>
      <text:p text:style-name="P4"><text:span text:style-name="T1">Ejercicio 3.- </text:span>Busca los usuarios que vivan en una ciudad que no empiece por una vocal.</text:p>
      <text:p text:style-name="P9"/>
      <text:p text:style-name="P4"><text:span text:style-name="T1">Ejercicio 4.- </text:span>Busca los usuarios con una edad mayor a 90, o que la última letra de su nombre y ciudad sea igual a “s”.</text:p>
      <text:p text:style-name="P9"/>
      <text:p text:style-name="P4"><text:span text:style-name="T1">Ejercicio 5.-</text:span> Busca los usuarios con un id divisible por 10 y menor que 50.</text:p>
      <text:p text:style-name="P9"/>
      <text:p text:style-name="P5"><text:span text:style-name="T1">Ejercicio </text:span><text:span text:style-name="T4">6</text:span><text:span text:style-name="T1">.- </text:span><text:span text:style-name="T8">Busca los usuarios </text:span><text:span text:style-name="T10">que no vivan en Boston o en Portland, y que se llamen Emily o Liam.</text:span></text:p>
      <text:p text:style-name="P9"><text:span text:style-name="T1"/></text:p>
      <text:p text:style-name="P6"><text:span text:style-name="T1">Ejercicio 7.- </text:span><text:span text:style-name="T8">Busca los usuarios que se llamen Michael, que tengan más de 30 años y que no sean de Austin, o que simplemente tengan menos de 35 años.</text:span></text:p>
      <text:p text:style-name="P9"><text:span text:style-name="T1"/></text:p>
      <text:p text:style-name="P4"><text:span text:style-name="T1">Ejercicio </text:span><text:span text:style-name="T4">8</text:span><text:span text:style-name="T1">.-</text:span> Busca los usuarios con un id divisible por 5 y menor que 20, y con una edad menor entre 80 y 90 años (ambos incluidos) no divisible por 5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1-28T14:04:37.147000000</dc:date>
    <meta:editing-duration>PT2H18M1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0" meta:word-count="183" meta:character-count="964" meta:non-whitespace-character-count="791"/>
  </office:meta>
</office:document-meta>
</file>